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auto-grow-width="true" fo:min-height="1.655cm" fo:min-width="14.422cm"/>
    </style:style>
    <style:style style:name="gr2" style:family="graphic" style:parent-style-name="standard" style:list-style-name="L2">
      <style:graphic-properties draw:stroke="none" svg:stroke-color="#000000" draw:fill="none" draw:fill-color="#ffffff" draw:auto-grow-width="true" fo:min-height="1.655cm" fo:min-width="14.422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  <style:text-properties fo:font-size="8pt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family="'Courier New'" style:font-family-generic="modern" style:font-pitch="fixed" fo:font-size="8pt"/>
    </style:style>
    <style:style style:name="T3" style:family="text">
      <style:text-properties fo:font-family="'Courier New'" style:font-family-generic="modern" style:font-pitch="fixed" fo:font-size="8pt" fo:font-weight="bold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551cm" svg:height="5.081cm" svg:x="-0.178cm" svg:y="0.145cm">
          <draw:text-box>
            <text:p text:style-name="P1"><text:span text:style-name="T1">&lt;XCEDE xmlns="http://www.xcede.org/xcede-2"</text:span></text:p>
            <text:p text:style-name="P1"><text:span text:style-name="T1"><text:s text:c="2"/></text:span><text:span text:style-name="T1">xmlns:xsi="http://www.w3.org/2001/XMLSchema-instance" &gt;</text:span></text:p>
            <text:p text:style-name="P1"><text:span text:style-name="T1"><text:s text:c="2"/></text:span><text:span text:style-name="T1">&lt;acquisition ID="MR" projectID="A" subjectID="1" visitID="1" studyID="MR" episodeID="T1"&gt;</text:span></text:p>
            <text:p text:style-name="P1"><text:span text:style-name="T1"><text:s text:c="4"/></text:span><text:span text:style-name="T1">&lt;acquisitionInfo xsi:type="mrAcquisitionInfo_t"&gt;</text:span></text:p>
            <text:p text:style-name="P1"><text:span text:style-name="T1"><text:s text:c="6"/></text:span><text:span text:style-name="T1">&lt;scanner&gt;</text:span></text:p>
            <text:p text:style-name="P1"><text:span text:style-name="T1"><text:s text:c="8"/></text:span><text:span text:style-name="T1">&lt;manufacturer&gt;GE&lt;/manufacturer&gt;</text:span></text:p>
            <text:p text:style-name="P1"><text:span text:style-name="T1"><text:s text:c="6"/></text:span><text:span text:style-name="T1">&lt;/scanner&gt;</text:span></text:p>
            <text:p text:style-name="P1"><text:span text:style-name="T1"><text:s text:c="6"/></text:span><text:span text:style-name="T1">&lt;sliceThickness&gt;4&lt;/sliceThickness&gt;</text:span></text:p>
            <text:p text:style-name="P1"><text:span text:style-name="T1"><text:s text:c="6"/></text:span><text:span text:style-name="T1">&lt;tr&gt;2000&lt;/tr&gt;</text:span></text:p>
            <text:p text:style-name="P1"><text:span text:style-name="T1"><text:s text:c="6"/></text:span><text:span text:style-name="T1">&lt;te&gt;6&lt;/te&gt;</text:span></text:p>
            <text:p text:style-name="P1"><text:span text:style-name="T1"><text:s text:c="6"/></text:span><text:span text:style-name="T1">&lt;fieldStrength&gt;4&lt;/fieldStrength&gt;</text:span></text:p>
            <text:p text:style-name="P1"><text:span text:style-name="T1"><text:s text:c="6"/></text:span><text:span text:style-name="T1">&lt;!-- ... --&gt;</text:span></text:p>
            <text:p text:style-name="P1"><text:span text:style-name="T1"><text:s text:c="4"/></text:span><text:span text:style-name="T1">&lt;/acquisitionInfo&gt;</text:span></text:p>
            <text:p text:style-name="P1"><text:span text:style-name="T1"><text:s text:c="2"/></text:span><text:span text:style-name="T1">&lt;/acquisition&gt;</text:span></text:p>
            <text:p text:style-name="P1"><text:span text:style-name="T1">&lt;/XCEDE&gt;</text:span></text:p>
          </draw:text-box>
        </draw:frame>
        <draw:frame draw:style-name="gr2" draw:text-style-name="P2" draw:layer="layout" svg:width="15.551cm" svg:height="8.301cm" svg:x="-0.166cm" svg:y="5.946cm">
          <draw:text-box>
            <text:p text:style-name="P1"><text:span text:style-name="T1">&lt;XCEDE xmlns="http://www.xcede.org/xcede-2"</text:span></text:p>
            <text:p text:style-name="P1"><text:span text:style-name="T1"><text:s text:c="2"/></text:span><text:span text:style-name="T1">xmlns:xsi="http://www.w3.org/2001/XMLSchema-instance" &gt;</text:span></text:p>
            <text:p text:style-name="P1"><text:span text:style-name="T1"><text:s text:c="2"/></text:span><text:span text:style-name="T1">&lt;acquisition </text:span><text:span text:style-name="T2">ID="MR" projectID="A" subjectID="1" visitID="1" studyID="MR" episodeID="T1"</text:span><text:span text:style-name="T1">&gt;</text:span></text:p>
            <text:p text:style-name="P1"><text:span text:style-name="T1"><text:s text:c="4"/></text:span><text:span text:style-name="T1">&lt;acquisitionInfo xsi:type="mrAcquisitionInfo_t"&gt;</text:span></text:p>
            <text:p text:style-name="P1"><text:span text:style-name="T1"><text:s text:c="6"/></text:span><text:span text:style-name="T1">&lt;scanner&gt;</text:span></text:p>
            <text:p text:style-name="P1"><text:span text:style-name="T1"><text:s text:c="8"/></text:span><text:span text:style-name="T1">&lt;manufacturer preferredLabel=”</text:span><text:span text:style-name="T3">Manufacturer</text:span><text:span text:style-name="T1">” nomenclature=”</text:span><text:span text:style-name="T3">DICOM</text:span><text:span text:style-name="T1">”</text:span></text:p>
            <text:p text:style-name="P1"><text:span text:style-name="T1"><text:s text:c="12"/></text:span><text:span text:style-name="T1">termID=”</text:span><text:span text:style-name="T3">0028,0010</text:span><text:span text:style-name="T1">” termPath=”</text:span><text:span text:style-name="T3">GeneralEquipment:Manufacturer</text:span><text:span text:style-name="T1">”</text:span></text:p>
            <text:p text:style-name="P1"><text:span text:style-name="T1"><text:s text:c="12"/></text:span><text:span text:style-name="T1">&gt;GE&lt;/manufacturer&gt;</text:span></text:p>
            <text:p text:style-name="P1"><text:span text:style-name="T1"><text:s text:c="6"/></text:span><text:span text:style-name="T1">&lt;/scanner&gt;</text:span></text:p>
            <text:p text:style-name="P1"><text:span text:style-name="T1"><text:s text:c="6"/></text:span><text:span text:style-name="T1">&lt;sliceThickness preferredLabel=”</text:span><text:span text:style-name="T3">Slice Thickness</text:span><text:span text:style-name="T1">” nomenclature=”</text:span><text:span text:style-name="T3">DICOM</text:span><text:span text:style-name="T1">”</text:span></text:p>
            <text:p text:style-name="P1"><text:span text:style-name="T1"><text:s text:c="10"/></text:span><text:span text:style-name="T1">termID=”</text:span><text:span text:style-name="T3">0018,0050</text:span><text:span text:style-name="T1">” termPath=”Image Plane:Slice Thickness”</text:span></text:p>
            <text:p text:style-name="P1"><text:span text:style-name="T1"><text:s text:c="7"/></text:span><text:span text:style-name="T1">&gt;4&lt;/sliceThickness&gt;</text:span></text:p>
            <text:p text:style-name="P1"><text:span text:style-name="T1"><text:s text:c="6"/></text:span><text:span text:style-name="T1">&lt;tr preferredLabel=”</text:span><text:span text:style-name="T3">Repetition Time</text:span><text:span text:style-name="T1">” nomenclature=”</text:span><text:span text:style-name="T3">DICOM</text:span><text:span text:style-name="T1">”</text:span></text:p>
            <text:p text:style-name="P1"><text:span text:style-name="T1"><text:s text:c="10"/></text:span><text:span text:style-name="T1">termID=”</text:span><text:span text:style-name="T3">0018,0080</text:span><text:span text:style-name="T1">” termPath=”</text:span><text:span text:style-name="T3">MR Image:Repetition Time</text:span><text:span text:style-name="T1">”</text:span></text:p>
            <text:p text:style-name="P1"><text:span text:style-name="T1"><text:s text:c="7"/></text:span><text:span text:style-name="T1">&gt;2000&lt;/tr&gt;</text:span></text:p>
            <text:p text:style-name="P1"><text:span text:style-name="T1"><text:s text:c="6"/></text:span><text:span text:style-name="T1">&lt;te preferredLabel=”</text:span><text:span text:style-name="T3">Echo Time</text:span><text:span text:style-name="T1">” nomenclature=”</text:span><text:span text:style-name="T3">DICOM</text:span><text:span text:style-name="T1">”</text:span></text:p>
            <text:p text:style-name="P1"><text:span text:style-name="T1"><text:s text:c="10"/></text:span><text:span text:style-name="T1">termID=”</text:span><text:span text:style-name="T3">0018,0081</text:span><text:span text:style-name="T1">” termPath=”</text:span><text:span text:style-name="T3">MR Image:Echo Time</text:span><text:span text:style-name="T1">”</text:span></text:p>
            <text:p text:style-name="P1"><text:span text:style-name="T1"><text:s text:c="7"/></text:span><text:span text:style-name="T1">&gt;6&lt;/te&gt;</text:span></text:p>
            <text:p text:style-name="P1"><text:span text:style-name="T1"><text:s text:c="6"/></text:span><text:span text:style-name="T1">&lt;fieldStrength preferredLabel=”</text:span><text:span text:style-name="T3">Magnetic Field Strength</text:span><text:span text:style-name="T1">” nomenclature=”</text:span><text:span text:style-name="T3">DICOM</text:span><text:span text:style-name="T1">”</text:span></text:p>
            <text:p text:style-name="P1"><text:span text:style-name="T1"><text:s text:c="10"/></text:span><text:span text:style-name="T1">termID=”</text:span><text:span text:style-name="T3">0018,0087</text:span><text:span text:style-name="T1">” termPath=”</text:span><text:span text:style-name="T3">MR Image:Magnetic Field Strength</text:span><text:span text:style-name="T1">”</text:span></text:p>
            <text:p text:style-name="P1"><text:span text:style-name="T1"><text:s text:c="7"/></text:span><text:span text:style-name="T1">&gt;4&lt;/fieldStrength&gt;</text:span></text:p>
            <text:p text:style-name="P1"><text:span text:style-name="T1"><text:s text:c="6"/></text:span><text:span text:style-name="T1">&lt;!-- ... --&gt;</text:span></text:p>
            <text:p text:style-name="P1"><text:span text:style-name="T1"><text:s text:c="4"/></text:span><text:span text:style-name="T1">&lt;/acquisitionInfo&gt;</text:span></text:p>
            <text:p text:style-name="P1"><text:span text:style-name="T1"><text:s text:c="2"/></text:span><text:span text:style-name="T1">&lt;/acquisition&gt;</text:span></text:p>
            <text:p text:style-name="P1"><text:span text:style-name="T1">&lt;/XCEDE&gt;</text:span></text:p>
          </draw:text-box>
        </draw:frame>
        <draw:line draw:style-name="gr3" draw:text-style-name="P3" draw:layer="layout" svg:x1="0cm" svg:y1="5.597cm" svg:x2="15.24cm" svg:y2="5.5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4.6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3-12T17:11:57</dc:date>
    <dc:language>en-US</dc:language>
    <meta:editing-cycles>24</meta:editing-cycles>
    <meta:editing-duration>PT3H59M44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